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application.css</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11"><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9">Bracketing of block statements follows the following format:</text:span></text:p>
            <text:p text:style-name="P15"/>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5"/>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2"><text:span text:style-name="T3">No exceptions handled.</text:span></text:p>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5"/>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2"><text:span text:style-name="T3">No error messages used</text:span></text:p>
          </table:table-cell>
        </table:table-row>
      </table:table>
      <text:list xml:id="list3916870887625994465"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text:soft-page-break/></text:p>
      <text:list xml:id="list50456049780073" text:continue-numbering="true" text:style-name="WWNum1">
        <text:list-item>
          <text:p text:style-name="P19"/>
        </text:list-item>
        <text:list-item>
          <text:p text:style-name="P19"/>
        </text:list-item>
      </text:list>
      <text:p text:style-name="P7"/>
      <text:p text:style-name="P7"/>
      <text:p text:style-name="P7"/>
      <text:p text:style-name="P7"/>
      <text:list xml:id="list50454471981820" text:continue-numbering="true" text:style-name="WWNum1">
        <text:list-item>
          <text:p text:style-name="P20"><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7" meta:character-count="2456" meta:non-whitespace-character-count="2110"/>
    <meta:generator>LibreOfficeDev/5.1.0.3$Linux_X86_64 LibreOffice_project/</meta:generator>
  </office:meta>
</office:document-meta>
</file>